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entury Gothic" svg:font-family="'Century Gothic', Arial, Helvetica, sans-serif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0" style:family="table">
      <style:table-properties style:width="12.383cm" fo:margin-left="1.783cm" fo:margin-right="2.835cm" table:align="margins"/>
    </style:style>
    <style:style style:name="Tabla10.A" style:family="table-column">
      <style:table-column-properties style:column-width="2.514cm" style:rel-column-width="1425*"/>
    </style:style>
    <style:style style:name="Tabla10.B" style:family="table-column">
      <style:table-column-properties style:column-width="3.466cm" style:rel-column-width="1965*"/>
    </style:style>
    <style:style style:name="Tabla10.C" style:family="table-column">
      <style:table-column-properties style:column-width="6.403cm" style:rel-column-width="3630*"/>
    </style:style>
    <style:style style:name="Tab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C1" style:family="table-cell">
      <style:table-cell-properties fo:padding="0.097cm" fo:border="0.002cm solid #000000"/>
    </style:style>
    <style:style style:name="Tabla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10.B2" style:family="table-cell">
      <style:table-cell-properties fo:padding="0.097cm" fo:border-left="0.002cm solid #000000" fo:border-right="none" fo:border-top="none" fo:border-bottom="0.002cm solid #000000"/>
    </style:style>
    <style:style style:name="Tabla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2.383cm" fo:margin-left="1.783cm" fo:margin-right="2.835cm" table:align="margins" style:shadow="none"/>
    </style:style>
    <style:style style:name="Tabla2.A" style:family="table-column">
      <style:table-column-properties style:column-width="4.313cm" style:rel-column-width="2445*"/>
    </style:style>
    <style:style style:name="Tabla2.B" style:family="table-column">
      <style:table-column-properties style:column-width="8.07cm" style:rel-column-width="4575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B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0.16cm" fo:margin-left="1.783cm" fo:margin-right="5.057cm" table:align="margins" style:shadow="none"/>
    </style:style>
    <style:style style:name="Tabla5.A" style:family="table-column">
      <style:table-column-properties style:column-width="2.487cm" style:rel-column-width="1410*"/>
    </style:style>
    <style:style style:name="Tabla5.B" style:family="table-column">
      <style:table-column-properties style:column-width="7.673cm" style:rel-column-width="4350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Header">
      <style:paragraph-properties fo:text-align="center" style:justify-single-word="false"/>
      <style:text-properties fo:language="es" fo:country="ES" fo:font-weight="normal" style:font-weight-asian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Text_20_body">
      <style:paragraph-properties fo:margin-left="1.905cm" fo:margin-right="0cm" fo:text-indent="-0.635cm" style:auto-text-indent="false"/>
      <style:text-properties fo:language="es" fo:country="ES"/>
    </style:style>
    <style:style style:name="P6" style:family="paragraph" style:parent-style-name="Text_20_body">
      <style:paragraph-properties fo:margin-left="1.27cm" fo:margin-right="0cm" fo:text-indent="-0.635cm" style:auto-text-indent="false"/>
    </style:style>
    <style:style style:name="P7" style:family="paragraph" style:parent-style-name="Text_20_body">
      <style:paragraph-properties fo:margin-left="1.27cm" fo:margin-right="0cm" fo:text-indent="-0.635cm" style:auto-text-indent="false"/>
      <style:text-properties fo:font-variant="normal" fo:text-transform="none" fo:language="es" fo:country="ES" fo:font-style="normal" style:font-style-asian="normal" style:font-style-complex="normal"/>
    </style:style>
    <style:style style:name="P8" style:family="paragraph" style:parent-style-name="Text_20_body">
      <style:paragraph-properties fo:margin-left="1.27cm" fo:margin-right="0cm" fo:text-align="center" style:justify-single-word="false" fo:text-indent="-0.635cm" style:auto-text-indent="false"/>
      <style:text-properties fo:font-variant="normal" fo:text-transform="none" fo:language="es" fo:country="ES"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10" style:family="paragraph" style:parent-style-name="Text_20_body">
      <style:paragraph-properties fo:margin-top="0.423cm" fo:margin-bottom="0.212cm"/>
      <style:text-properties style:font-name="Times New Roman" fo:font-style="italic" style:font-name-asian="Arial Unicode MS" style:font-style-asian="italic" style:font-name-complex="Mangal" style:font-style-complex="italic"/>
    </style:style>
    <style:style style:name="P11" style:family="paragraph" style:parent-style-name="Text_20_body" style:list-style-name="L1">
      <style:text-properties fo:language="es" fo:country="ES"/>
    </style:style>
    <style:style style:name="P12" style:family="paragraph" style:parent-style-name="Text_20_body" style:list-style-name="L2">
      <style:text-properties fo:language="es" fo:country="ES"/>
    </style:style>
    <style:style style:name="P13" style:family="paragraph" style:parent-style-name="Text_20_body" style:list-style-name="L3">
      <style:text-properties fo:language="es" fo:country="ES"/>
    </style:style>
    <style:style style:name="P14" style:family="paragraph" style:parent-style-name="Text_20_body" style:list-style-name="L4">
      <style:text-properties fo:language="es" fo:country="ES"/>
    </style:style>
    <style:style style:name="P15" style:family="paragraph" style:parent-style-name="Text_20_body" style:list-style-name="L10">
      <style:text-properties fo:language="es" fo:country="ES"/>
    </style:style>
    <style:style style:name="P16" style:family="paragraph" style:parent-style-name="Text_20_body" style:list-style-name="L5"/>
    <style:style style:name="P17" style:family="paragraph" style:parent-style-name="Text_20_body" style:list-style-name="L6">
      <style:paragraph-properties fo:margin-left="1.27cm" fo:margin-right="0cm" fo:text-indent="-0.635cm" style:auto-text-indent="false"/>
      <style:text-properties fo:font-variant="normal" fo:text-transform="none" fo:language="es" fo:country="ES"/>
    </style:style>
    <style:style style:name="P18" style:family="paragraph" style:parent-style-name="Text_20_body" style:list-style-name="L6">
      <style:paragraph-properties fo:margin-left="1.27cm" fo:margin-right="0cm" fo:text-align="start" style:justify-single-word="false" fo:text-indent="-0.635cm" style:auto-text-indent="false"/>
      <style:text-properties fo:font-variant="normal" fo:text-transform="none" fo:language="es" fo:country="ES" fo:font-weight="normal" style:font-weight-asian="normal" style:font-weight-complex="normal"/>
    </style:style>
    <style:style style:name="P19" style:family="paragraph" style:parent-style-name="Text_20_body">
      <style:paragraph-properties fo:margin-left="1.27cm" fo:margin-right="0cm" fo:text-align="center" style:justify-single-word="false" fo:text-indent="-0.635cm" style:auto-text-indent="false"/>
      <style:text-properties fo:font-variant="normal" fo:text-transform="none" fo:language="es" fo:country="ES" fo:font-weight="bold" style:font-weight-asian="bold" style:font-weight-complex="bold"/>
    </style:style>
    <style:style style:name="P20" style:family="paragraph" style:parent-style-name="Text_20_body" style:list-style-name="L7">
      <style:paragraph-properties fo:margin-top="0.423cm" fo:margin-bottom="0.212cm"/>
      <style:text-properties style:font-name="Times New Roman" style:font-name-asian="Arial Unicode MS" style:font-name-complex="Mangal"/>
    </style:style>
    <style:style style:name="P21" style:family="paragraph" style:parent-style-name="Text_20_body" style:list-style-name="L8">
      <style:paragraph-properties fo:margin-top="0.423cm" fo:margin-bottom="0.212cm"/>
      <style:text-properties style:font-name="Times New Roman" style:font-name-asian="Arial Unicode MS" style:font-name-complex="Mangal"/>
    </style:style>
    <style:style style:name="P22" style:family="paragraph" style:parent-style-name="Text_20_body" style:list-style-name="L9">
      <style:paragraph-properties fo:margin-top="0.423cm" fo:margin-bottom="0.212cm"/>
      <style:text-properties style:font-name="Times New Roman" style:font-name-asian="Arial Unicode MS" style:font-name-complex="Mangal"/>
    </style:style>
    <style:style style:name="P23" style:family="paragraph" style:parent-style-name="Heading_20_1">
      <style:text-properties fo:language="es" fo:country="ES" fo:font-style="italic"/>
    </style:style>
    <style:style style:name="P24" style:family="paragraph" style:parent-style-name="Heading_20_2">
      <style:text-properties fo:language="es" fo:country="ES"/>
    </style:style>
    <style:style style:name="P25" style:family="paragraph" style:parent-style-name="Heading_20_2">
      <style:paragraph-properties fo:margin-top="0.423cm" fo:margin-bottom="0.212cm" fo:keep-with-next="always"/>
      <style:text-properties style:font-name="Arial" style:font-name-asian="Arial Unicode MS" style:font-name-complex="Mangal"/>
    </style:style>
    <style:style style:name="P2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1" style:font-name-asian="Times New Roman1" style:font-name-complex="Times New Roman1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1" style:text-underline-style="solid" style:text-underline-width="auto" style:text-underline-color="font-color" fo:font-weight="bold" style:font-name-asian="Times New Roman1" style:font-weight-asian="bold" style:font-name-complex="Times New Roman1" style:font-weight-complex="bold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33" style:family="paragraph">
      <style:paragraph-properties fo:text-align="center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weight="bold" style:font-weight-asian="bold" style:font-weight-complex="bold"/>
    </style:style>
    <style:style style:name="T3" style:family="text">
      <style:text-properties fo:language="es" fo:country="ES" fo:font-weight="normal" style:font-weight-asian="normal" style:font-weight-complex="normal"/>
    </style:style>
    <style:style style:name="T4" style:family="text">
      <style:text-properties fo:font-variant="normal" fo:text-transform="none"/>
    </style:style>
    <style:style style:name="T5" style:family="text">
      <style:text-properties style:text-underline-style="none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width="0.101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5">Ingreso de curso aprobado</text:span></text:p>
      <text:p text:style-name="P4">Asignación - CATS</text:p>
      <text:h text:style-name="Heading_20_1" text:outline-level="1"><draw:line text:anchor-type="paragraph" draw:z-index="0" draw:style-name="gr1" draw:text-style-name="P33" svg:x1="0.035cm" svg:y1="0.065cm" svg:x2="17.004cm" svg:y2="0.065cm"><text:p/></draw:line>CARACTERISTICAS</text:h>
      <text:list xml:id="list7979327411751058937" text:style-name="L1">
        <text:list-item>
          <text:p text:style-name="P11">Proceso mediante un usuario administrativo agrega un curso aprobado a un estudiante predeterminado dejando registrada una justificación de la operación.</text:p>
        </text:list-item>
      </text:list>
      <text:h text:style-name="Heading_20_1" text:outline-level="1">ESPECIFICACIONES DEL CASO DE USO</text:h>
      <text:h text:style-name="Heading_20_2" text:outline-level="2">DESCRIPCION GENERAL</text:h>
      <text:p text:style-name="Standard"><text:tab/>Proceso por medio del cual un <text:span text:style-name="T1">usuario administrativo agrega un curso aprobado a un <text:tab/>estudiante predeterminado dejando registrada una justificación de la operación en una <text:tab/>bitácora del sistema. </text:span></text:p>
      <text:h text:style-name="Heading_20_2" text:outline-level="2">ACTOR PRIMARIO</text:h>
      <text:list xml:id="list1604469506539782080" text:style-name="L2">
        <text:list-item>
          <text:p text:style-name="P12">Usuario autenticado en el sistema</text:p>
        </text:list-item>
      </text:list>
      <text:h text:style-name="Heading_20_2" text:outline-level="2">PRE-CONDICIONES</text:h>
      <text:list xml:id="list1372992758727757645" text:style-name="L3">
        <text:list-item>
          <text:p text:style-name="P13">Que el actor tenga acceso al sistema</text:p>
        </text:list-item>
        <text:list-item>
          <text:p text:style-name="P13">Que el actor este registrado en el sistema</text:p>
        </text:list-item>
        <text:list-item>
          <text:p text:style-name="P13">Que el actor tenga el perfil con el rol para el ingreso de curso aprobado</text:p>
        </text:list-item>
      </text:list>
      <text:h text:style-name="Heading_20_2" text:outline-level="2">POST-CONDICIONES</text:h>
      <text:list xml:id="list9003584663998054292" text:style-name="L4">
        <text:list-item>
          <text:p text:style-name="P14">En caso de éxito o error</text:p>
        </text:list-item>
      </text:list>
      <text:p text:style-name="P5">1.<text:tab/>Se <text:span text:style-name="T5">registra el curso aprobado reflejándose en la certificación de cursos del estudiante</text:span></text:p>
      <text:h text:style-name="Heading_20_2" text:outline-level="2">FLUJO PRINCIPAL </text:h>
      <text:list xml:id="list2971761080010115553" text:style-name="L5">
        <text:list-item>
          <text:p text:style-name="P16"><text:span text:style-name="T3">El actor selecciona del menú principal Catálogos → Estudiante → </text:span><text:span text:style-name="T2">Búsqueda de estudiante</text:span></text:p>
        </text:list-item>
      </text:list>
      <text:list xml:id="list2342180982738139346" text:style-name="L6">
        <text:list-item>
          <text:p text:style-name="P17">El usuario debe de especificar el carnet o nombre del estudiante.</text:p>
        </text:list-item>
        <text:list-item>
          <text:p text:style-name="P17">Dentro del resultado de búsqueda el usuario selecciona la acción <text:span text:style-name="T6">Ingreso de curso aprobado:</text:span></text:p>
        </text:list-item>
      </text:list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26">Carnet</text:p>
          </table:table-cell>
          <table:table-cell table:style-name="Tabla10.A1" office:value-type="string">
            <text:p text:style-name="P26">Nombres</text:p>
          </table:table-cell>
          <table:table-cell table:style-name="Tabla10.C1" office:value-type="string">
            <text:p text:style-name="P26">Acciones</text:p>
          </table:table-cell>
        </table:table-row>
        <table:table-row>
          <table:table-cell table:style-name="Tabla10.A2" office:value-type="float" office:value="200012345">
            <text:p text:style-name="P30">200012345</text:p>
          </table:table-cell>
          <table:table-cell table:style-name="Tabla10.B2" office:value-type="string">
            <text:p text:style-name="P30">Juan Carlos Plata</text:p>
          </table:table-cell>
          <table:table-cell table:style-name="Tabla10.C2" office:value-type="string">
            <text:p text:style-name="P28">Asignación de carreras</text:p>
            <text:p text:style-name="P28">Asignación de cursos extemporaneo</text:p>
            <text:p text:style-name="P29">Ingreso de curso aprobado</text:p>
          </table:table-cell>
        </table:table-row>
      </table:table>
      <text:p text:style-name="P8"/>
      <text:p text:style-name="P8"/>
      <text:p text:style-name="P8"/>
      <text:list xml:id="list28689689" text:continue-numbering="true" text:style-name="L6">
        <text:list-item>
          <text:p text:style-name="P18"><text:soft-page-break/>El <text:s/>usuario debe especificar a qué carrera se le agregará el curso aprobado:</text:p>
        </text:list-item>
      </text:list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27">Carrera</text:p>
          </table:table-cell>
          <table:table-cell table:style-name="Tabla5.B1" office:value-type="string">
            <text:p text:style-name="P31">listaAsignacionEstudianteCarrera</text:p>
          </table:table-cell>
        </table:table-row>
      </table:table>
      <text:list xml:id="list28672054" text:continue-numbering="true" text:style-name="L6">
        <text:list-header>
          <text:p text:style-name="P18"/>
        </text:list-header>
        <text:list-item>
          <text:p text:style-name="P18">El sistema muestra el formulario de ingreso de curso aprobado con los campos obligatorios para el registro del mismo:</text:p>
        </text:list-item>
      </text:list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7">Curso:</text:p>
          </table:table-cell>
          <table:table-cell table:style-name="Tabla2.B1" office:value-type="string">
            <text:p text:style-name="P31">listaDeAsignaciónCursoPensum</text:p>
          </table:table-cell>
        </table:table-row>
        <table:table-row>
          <table:table-cell table:style-name="Tabla2.A2" office:value-type="string">
            <text:p text:style-name="P27">Fecha aprobación:</text:p>
          </table:table-cell>
          <table:table-cell table:style-name="Tabla2.B2" office:value-type="string">
            <text:p text:style-name="P31"/>
          </table:table-cell>
        </table:table-row>
        <table:table-row>
          <table:table-cell table:style-name="Tabla2.A2" office:value-type="string">
            <text:p text:style-name="P27">Zona:</text:p>
          </table:table-cell>
          <table:table-cell table:style-name="Tabla2.B2" office:value-type="string">
            <text:p text:style-name="P31"/>
          </table:table-cell>
        </table:table-row>
        <table:table-row>
          <table:table-cell table:style-name="Tabla2.A2" office:value-type="string">
            <text:p text:style-name="P27">Examen Final:</text:p>
          </table:table-cell>
          <table:table-cell table:style-name="Tabla2.B2" office:value-type="string">
            <text:p text:style-name="P31"/>
          </table:table-cell>
        </table:table-row>
        <table:table-row>
          <table:table-cell table:style-name="Tabla2.A2" office:value-type="string">
            <text:p text:style-name="P27">Justificación:</text:p>
          </table:table-cell>
          <table:table-cell table:style-name="Tabla2.B2" office:value-type="string">
            <text:p text:style-name="P31"/>
          </table:table-cell>
        </table:table-row>
      </table:table>
      <text:h text:style-name="P25" text:outline-level="2">FLUJO SECUNDARIO</text:h>
      <text:list xml:id="list6154187711848043579" text:style-name="L9">
        <text:list-item>
          <text:p text:style-name="P22">No existe flujo secundario</text:p>
        </text:list-item>
      </text:list>
      <text:h text:style-name="P24" text:outline-level="2">REFERENCIAS</text:h>
      <text:p text:style-name="P6">●<text:span text:style-name="T4"> <text:tab/></text:span><text:span text:style-name="T1">Sin referencias</text:span></text:p>
      <text:h text:style-name="P24" text:outline-level="2">REGLAS DEL NEGOCIO</text:h>
      <text:list xml:id="list8911153625038122216" text:style-name="L10">
        <text:list-item>
          <text:p text:style-name="P15">Al ser un proceso especial no tiene validación de las reglas del negocio</text:p>
        </text:list-item>
      </text:list>
      <text:h text:style-name="P24" text:outline-level="2">COMENTARIOS ADICIONALES</text:h>
      <text:p text:style-name="P6">●<text:span text:style-name="T4"><text:tab/></text:span><text:span text:style-name="T1">Este caso de uso no tiene comentarios adicionales.</text:span></text:p>
      <text:h text:style-name="P23" text:outline-level="1">GLOSARIO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Century Gothic" svg:font-family="'Century Gothic', Arial, Helvetica, sans-serif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G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GT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ATS</text:p>
        <text:p text:style-name="MP1">Asignación: Ingreso de curso aprobado <text:s/><text:tab/><text:tab/>CU-CATS001</text:p>
        <text:p text:style-name="MP2">18/02/2013<text:tab/><text:tab/>Autor: Carlos Solórzan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Alejandro Solórzano Roldán</meta:initial-creator>
    <meta:creation-date>2010-11-25T15:48:42.72</meta:creation-date>
    <dc:date>2013-02-18T08:53:54.01</dc:date>
    <meta:editing-duration>PT22H17M18S</meta:editing-duration>
    <meta:editing-cycles>56</meta:editing-cycles>
    <meta:generator>OpenOffice.org/3.4.1$Win32 OpenOffice.org_project/341m1$Build-9593</meta:generator>
    <meta:document-statistic meta:table-count="3" meta:image-count="0" meta:object-count="0" meta:page-count="2" meta:paragraph-count="50" meta:word-count="284" meta:character-count="1852"/>
  </office:meta>
</office:document-meta>
</file>